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4700000024C13959E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nB Office" svg:font-family="'UnB Off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2.275cm" fo:margin-right="0cm"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P2" style:family="paragraph" style:parent-style-name="Standard">
      <style:paragraph-properties fo:margin-left="2.275cm" fo:margin-right="0cm" fo:text-align="start" style:justify-single-word="false"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P3" style:family="paragraph" style:parent-style-name="Standard">
      <style:paragraph-properties fo:margin-left="0cm" fo:margin-right="0cm" fo:text-align="center" style:justify-single-word="false"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P4" style:family="paragraph" style:parent-style-name="Standard">
      <style:text-properties style:font-name="UnB Office" fo:font-size="10pt" style:font-size-asian="10pt" style:font-size-complex="10pt"/>
    </style:style>
    <style:style style:name="P5" style:family="paragraph" style:parent-style-name="Standard">
      <style:paragraph-properties fo:text-align="center" style:justify-single-word="false"/>
      <style:text-properties style:font-name="UnB Office" fo:font-size="10pt" style:font-size-asian="10pt" style:font-size-complex="10pt"/>
    </style:style>
    <style:style style:name="P6" style:family="paragraph" style:parent-style-name="Standard">
      <style:text-properties style:font-name="UnB Office" fo:font-size="10pt" fo:font-weight="normal" style:font-size-asian="10pt" style:font-weight-asian="normal" style:font-size-complex="10pt" style:font-weight-complex="normal"/>
    </style:style>
    <style:style style:name="P7" style:family="paragraph" style:parent-style-name="Standard">
      <style:paragraph-properties fo:break-before="page"/>
      <style:text-properties style:font-name="UnB Office" fo:font-size="10pt" style:font-size-asian="10pt" style:font-size-complex="10pt"/>
    </style:style>
    <style:style style:name="P8" style:family="paragraph" style:parent-style-name="Standard">
      <style:paragraph-properties fo:break-before="page"/>
      <style:text-properties style:font-name="UnB Office"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wrap="right" style:number-wrapped-paragraphs="1" style:wrap-contour="fals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span text:style-name="T1">Introdução</text:span></text:p>
      <text:p text:style-name="P4"/>
      <text:p text:style-name="P4">1.1. <text:span text:style-name="T1">Propósito</text:span></text:p>
      <text:p text:style-name="P4"/>
      <text:p text:style-name="P4">Este documento especifica os requisitos do sistema a serem desenvolvidos pela equipe composta pelos alunos, fornecendo aos desenvolvedores as informações necessárias para o projeto e implementação, assim como para a realização dos testes e homologação do sistema.</text:p>
      <text:p text:style-name="P4"/>
      <text:p text:style-name="P4">1.2. <text:span text:style-name="T1">Público Alvo</text:span></text:p>
      <text:p text:style-name="P4"/>
      <text:p text:style-name="P4">Este documento se destina aos arquitetos de software, engenheiros de software e testadores. </text:p>
      <text:p text:style-name="P4"/>
      <text:p text:style-name="P4">1.3. <text:span text:style-name="T1">Escopo</text:span></text:p>
      <text:p text:style-name="P4"/>
      <text:p text:style-name="P4">Este documento realiza a elicitação de requisitos de um determinado sistema.</text:p>
      <text:p text:style-name="P4"/>
      <text:p text:style-name="P4">1.4. <text:span text:style-name="T1">Definições, Acrônimos e Abreviações</text:span></text:p>
      <text:p text:style-name="P4"/>
      <text:p text:style-name="P4">&lt;Nesta seção serão descritos as abreviações, definições e acrônimos relevantes ao documento em ordem alfabética. Segue uma lista de definições, acrônimos e abreviações usados neste documento. A referência [1] trás termos adicionais aos apresentados abaixo.&gt;</text:p>
      <text:p text:style-name="P4">Id_doc Identificador de documento&gt;</text:p>
      <text:p text:style-name="P4"/>
      <text:p text:style-name="P4">1.5. <text:span text:style-name="T1">Referências</text:span></text:p>
      <text:p text:style-name="P4"/>
      <text:p text:style-name="P4">&lt;Esta seção é destinada à descrição das referências utilizadas pelo documento, como por exemplo, URLs e livros. Ver exemplo a seguir:&gt; </text:p>
      <text:p text:style-name="P4">[1] “Glossário da &lt;Nome da fábrica&gt;”, &lt;id_doc glossário&gt;, Versão &lt;versão&gt;. Localização: &lt;localização&gt;. </text:p>
      <text:p text:style-name="P4"/>
      <text:p text:style-name="P4">1.6. <text:span text:style-name="T1">Visão Geral do Documento</text:span></text:p>
      <text:p text:style-name="P4"/>
      <text:p text:style-name="P4">A seção 2 apresenta uma visão geral do sistema, caracterizando qual é o seu escopo e descrevendo seus usuários. </text:p>
      <text:p text:style-name="P4">A seção 3 especifica as premissas e restrições do requisitos levantados. </text:p>
      <text:p text:style-name="P4">A seção 4 são enumerados todos os requisitos funcionais. </text:p>
      <text:p text:style-name="P4">A seção 5 os não-funcionais. </text:p>
      <text:p text:style-name="P4">A seção 6 os normativos do sistema. </text:p>
      <text:p text:style-name="P7">2. <text:span text:style-name="T1">Visão Geral do Produto</text:span></text:p>
      <text:p text:style-name="P6"/>
      <text:p text:style-name="P6">O projeto tem como objetivo a construção de um sistema de mapeamento geográfico em uma rede de relacionamento. Os contatos da rede de relacionamento dos usuários deverão ser mapeados geograficamente por informações de sistemas de posicionamento global. A primeira etapa do projeto consiste em construir a estrutura de usuários, a interação em rede dos usuários, a comunicação da aplicação para obtenção de informações de posicionamento global da rede de contatos de usuários e as comparações de proximidade entres usuários em sua rede de relacionamentos. A segunda etapa é desenhar a rede de relacionamento dos usuário em mapas. A proposta de trabalho para a disciplina é modelar e implementar, em uma perspectiva orientada a objetos, a estrutura da rede de relacionamento, com usuários e suas interações.</text:p>
      <text:p text:style-name="P6"/>
      <text:p text:style-name="P6">&lt;Descreve o objetivo do sistema, suas respectivas funcionalidades, qual o público alvo do sistema, qual a necessidade de implementar o produto, o impacto do sistema e sucesso que a solução irá trazer.&gt; </text:p>
      <text:p text:style-name="P6"/>
      <text:p text:style-name="P6">2.1. Descrição dos Usuários</text:p>
      <text:p text:style-name="P6"/>
      <text:p text:style-name="P6">&lt;Descreve quais os usuários finais do sistema.&gt; </text:p>
      <text:p text:style-name="P6"/>
      <text:p text:style-name="P6">2.2. Parâmetros do sistema </text:p>
      <text:p text:style-name="P6"/>
      <text:p text:style-name="P6">Descrever os parâmetros do sistema a ser desenvolvido. </text:p>
      <text:p text:style-name="P6"/>
      <text:p text:style-name="P6">2.2.1. Parâmetros alteráveis </text:p>
      <text:p text:style-name="P6"/>
      <text:p text:style-name="P6">2.2.2. Parâmetros não-alteráveis </text:p>
      <text:p text:style-name="P6"/>
      <text:p text:style-name="P6">2.2.3. Processos envolvidos </text:p>
      <text:p text:style-name="P8">3. Premissas e Restrições</text:p>
      <text:p text:style-name="P6"/>
      <text:p text:style-name="P6">&lt;Descreve as premissas que estarão sendo adotadas durante a descrição do requisitos:&gt; </text:p>
      <text:p text:style-name="P7"><text:span text:style-name="T2">4. </text:span><text:span text:style-name="T1">Requisitos Funcionais</text:span></text:p>
      <text:p text:style-name="P6"/>
      <text:p text:style-name="P6">. Cadastro de usuários;</text:p>
      <text:p text:style-name="P6">. Autenticação de usuários;</text:p>
      <text:p text:style-name="P6">. Interação entre usuários;</text:p>
      <text:p text:style-name="P6">. Inteligência de rede de relacionamentos.</text:p>
      <text:p text:style-name="P6">. Ciclo de atualização de informações para o mapeamento gráfico da rede de contatos;</text:p>
      <text:p text:style-name="P6">. Envio de informações de posicionamento global do dispositivo cliente para a base de dados externa;</text:p>
      <text:p text:style-name="P6">. Comunicação com o sistema de posicionamento global do dispositivo.</text:p>
      <text:p text:style-name="P6">. Gravação de informações no dispositivo cliente, como imagens de mapas;</text:p>
      <text:p text:style-name="P6"/>
      <text:p text:style-name="P6">&lt;São descritos os requisitos funcionais do sistema a ser implementado. Para melhor clareza, as funcionalidades são agrupadas e descritas nas subseções a seguir.&gt; </text:p>
      <text:p text:style-name="P7"><text:span text:style-name="T2">5. </text:span><text:span text:style-name="T1">Requisitos Não-Funcionais</text:span></text:p>
      <text:p text:style-name="P6"/>
      <text:p text:style-name="P6">. A estrutura do sistema consiste em uma base de dados externa ao dispositivo cliente da aplicação;</text:p>
      <text:p text:style-name="P6">. A interface da aplicação com o cliente é realizada em programas de navegação (<text:span text:style-name="T3">browser</text:span>) e/ou aplicações executáveis portáveis;</text:p>
      <text:p text:style-name="P6"/>
      <text:p text:style-name="P6">&lt;Descreve os requisitos não-funcionais do sistema. Os requisitos são descritos nas próximas subseções. Tais como: </text:p>
      <text:p text:style-name="P6">1. Segurança:&lt;Descreve os requisitos associados à integridade dos dados, privacidade, como o sistema trata de informação confidencial, liberação de acesso aos usuários do sistema.&gt; </text:p>
      <text:p text:style-name="P6">2. Performance:&lt;Descreve o tempo de resposta do sistema durante o uso dos recursos disponibilizados.&gt; </text:p>
      <text:p text:style-name="P6">3. Usabilidade:&lt;Descreve os requisitos não-funcionais associados à facilidade de uso do sistema.&gt; </text:p>
      <text:p text:style-name="P6">4. Confiabilidade:&lt;Descreve os requisitos não funcionais associados à frequência de falha, e a robustez do sistema na recuperação destas falhas.&gt; </text:p>
      <text:p text:style-name="P6">5. Padrões:&lt;Descreve quais os padrões e normas a serem seguidas ao desenvolvimento do sistema.&gt; </text:p>
      <text:p text:style-name="P6">6. Hardware e Software:&lt;Descreve qual o hardware e software que será utilizado pelo sistema.&gt; </text:p>
      <text:p text:style-name="P6">&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UnB Office" svg:font-family="'UnB Off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cm" table:align="margins"/>
    </style:style>
    <style:style style:name="Tabela1.A" style:family="table-column">
      <style:table-column-properties style:column-width="5.001cm" style:rel-column-width="19276*"/>
    </style:style>
    <style:style style:name="Tabela1.B" style:family="table-column">
      <style:table-column-properties style:column-width="6.999cm" style:rel-column-width="26981*"/>
    </style:style>
    <style:style style:name="Tabela1.C" style:family="table-column">
      <style:table-column-properties style:column-width="5.001cm" style:rel-column-width="19278*"/>
    </style:style>
    <style:style style:name="Tabela1.A1" style:family="table-cell">
      <style:table-cell-properties fo:padding="0.097cm" fo:border-left="none" fo:border-right="none" fo:border-top="none" fo:border-bottom="0.05pt solid #000000"/>
    </style:style>
    <style:style style:name="Tabela1.A2" style:family="table-cell">
      <style:table-cell-properties fo:padding="0.097cm" fo:border="none"/>
    </style:style>
    <style:style style:name="MP1" style:family="paragraph" style:parent-style-name="Standard">
      <style:paragraph-properties fo:margin-left="2.275cm" fo:margin-right="0cm"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MP2" style:family="paragraph" style:parent-style-name="Standard">
      <style:paragraph-properties fo:margin-left="2.275cm" fo:margin-right="0cm" fo:text-align="start" style:justify-single-word="false"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MP3" style:family="paragraph" style:parent-style-name="Standard">
      <style:paragraph-properties fo:margin-left="0cm" fo:margin-right="0cm" fo:text-align="center" style:justify-single-word="false"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MP4" style:family="paragraph" style:parent-style-name="Standard">
      <style:paragraph-properties fo:text-align="center" style:justify-single-word="false"/>
      <style:text-properties style:font-name="UnB Office" fo:font-size="10pt" style:font-size-asian="10pt" style:font-size-complex="10pt"/>
    </style:style>
    <style:style style:name="Mfr1" style:family="graphic" style:parent-style-name="Graphics">
      <style:graphic-properties style:run-through="foreground" style:wrap="right" style:number-wrapped-paragraphs="1" style:wrap-contour="fals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0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figuras2" text:anchor-type="paragraph" svg:width="2.004cm" svg:height="1.016cm" draw:z-index="4"><draw:image xlink:href="Pictures/100002010000004700000024C13959E9.png" xlink:type="simple" xlink:show="embed" xlink:actuate="onLoad"/></draw:frame>Universidade de Brasília</text:p>
        <text:p text:style-name="MP1">Departamento de Ciência da Computação</text:p>
        <text:p text:style-name="MP1">Sistemas de Informação</text:p>
        <text:p text:style-name="MP1">Prof.: Edison Ishikawa</text:p>
        <text:p text:style-name="MP2">Levantamento de Requisitos</text:p>
        <text:p text:style-name="MP1"/>
      </style:header>
      <style:footer>
        <table:table table:name="Tabela1" table:style-name="Tabela1">
          <table:table-column table:style-name="Tabela1.A"/>
          <table:table-column table:style-name="Tabela1.B"/>
          <table:table-column table:style-name="Tabela1.C"/>
          <table:table-row>
            <table:table-cell table:style-name="Tabela1.A1" table:number-columns-spanned="3" office:value-type="string">
              <text:p text:style-name="MP3"/>
            </table:table-cell>
            <table:covered-table-cell/>
            <table:covered-table-cell/>
          </table:table-row>
          <table:table-row>
            <table:table-cell table:style-name="Tabela1.A2" office:value-type="string">
              <text:p text:style-name="MP4">Versão 0.1</text:p>
            </table:table-cell>
            <table:table-cell table:style-name="Tabela1.A2" office:value-type="string">
              <text:p text:style-name="MP3">Sistema</text:p>
            </table:table-cell>
            <table:table-cell table:style-name="Tabela1.A2" office:value-type="string">
              <text:p text:style-name="MP4">Página <text:page-number text:select-page="current">4</text:page-number> de <text:page-count>5</text:page-count></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13:59</meta:creation-date>
    <meta:editing-duration>PT3H7M35S</meta:editing-duration>
    <meta:editing-cycles>32</meta:editing-cycles>
    <meta:generator>LibreOffice/3.5$Linux_X86_64 LibreOffice_project/350m1$Build-2</meta:generator>
    <meta:initial-creator>Danilo </meta:initial-creator>
    <dc:date>2014-09-10T18:31:26</dc:date>
    <dc:creator>Danilo </dc:creator>
    <meta:document-statistic meta:table-count="1" meta:image-count="1" meta:object-count="0" meta:page-count="5" meta:paragraph-count="60" meta:word-count="687" meta:character-count="4674" meta:non-whitespace-character-count="4022"/>
  </office:meta>
</office:document-meta>
</file>